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Osu Caste in Igboland</text:p>
      <text:p text:style-name="P3"/>
      <text:p text:style-name="P1">Why “THEY” rejected the modern way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u  Ogba</meta:initial-creator>
    <meta:creation-date>2011-11-13T15:19:24.28</meta:creation-date>
    <meta:document-statistic meta:table-count="0" meta:image-count="0" meta:object-count="0" meta:page-count="1" meta:paragraph-count="2" meta:word-count="12" meta:character-count="59"/>
    <dc:date>2011-11-13T15:27:18.94</dc:date>
    <dc:creator>Kalu  Ogba</dc:creator>
    <meta:editing-duration>PT00H07M54S</meta:editing-duration>
    <meta:editing-cycles>1</meta:editing-cycles>
    <meta:generator>OpenOffice.org/3.2$Win32 OpenOffice.org_project/320m18$Build-9502</meta:generator>
  </office:meta>
</office:document-meta>
</file>